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565" officeooo:paragraph-rsid="000705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brahim Aldemir</text:p>
      <text:p text:style-name="P1">17.02.2022</text:p>
      <text:p text:style-name="P1">The Rising of the Farmer</text:p>
      <text:p text:style-name="P1">Name des Spiels: The rising of the Farmer</text:p>
      <text:p text:style-name="P1">Spielereferenz: Terraria, Pokémon</text:p>
      <text:p text:style-name="P1">Der Dämonenkönig hat alle Tiere in böse Dämonen verwandelt.</text:p>
      <text:p text:style-name="P1">Ziel: alle Tiere retten (zähmen) und den Dämonenkönig besiegen</text:p>
      <text:p text:style-name="P1">Gewonnen wenn alle Tiere gezähmt wurden und der Dämonenkönig</text:p>
      <text:p text:style-name="P1">besiegt ist</text:p>
      <text:p text:style-name="P1">1. Gemüse anpflanzen/abbauen, um die Nahrung an sich zu nehmen</text:p>
      <text:p text:style-name="P1">2. Tier zähmen in den man sie füttert und Aufmerksamkeit schenkt</text:p>
      <text:p text:style-name="P1">(streicheln, kuscheln)</text:p>
      <text:p text:style-name="P1">3. Steuerung mit Pfeiltasten; Interaktionen wie Füttern, Anpflanzen,</text:p>
      <text:p text:style-name="P1">Streicheln, Schlagen, Inventar öffnen… mit q, w, e, r, t</text:p>
      <text:p text:style-name="P1">4. Verlieren: durch nicht füttern der Tiere, Tod der Tiere, Tod des</text:p>
      <text:p text:style-name="P1">Players</text:p>
      <text:p text:style-name="P1">5. Verbesserung der Fähigkeiten der Tiere wie zum Beispiel</text:p>
      <text:p text:style-name="P1">lebenspunkte, Ausdauer, Inventar und kraft</text:p>
      <text:p text:style-name="P1">6. Animationen von Tieren und Player</text:p>
      <text:p text:style-name="P1">####7. Spiel speichern, Speicherstand abrufen</text:p>
      <text:p text:style-name="P1">8. Dämonentiere greifen dich an bevor sie gezähmt sind wenn du</text:p>
      <text:p text:style-name="P1">ihnen zu nahe kommst</text:p>
      <text:p text:style-name="P1">9. Sounds wie schlagen, Leben verlieren, zähmen, Tiergeräusche</text:p>
      <text:p text:style-name="P1">werden abgespielt</text:p>
      <text:p text:style-name="P1">###10.Features: Neustart, mit esc pausieren (Menü öffnen)</text:p>
      <text:p text:style-name="P1">11.</text:p>
      <text:p text:style-name="P1">Runen ablesen (Erklärung der Storyline)</text:p>
      <text:p text:style-name="P1">Vor einigen Jahren kam der Dämonenkönig und hat einen Fluch</text:p>
      <text:p text:style-name="P1">über das ganze Land gelegt, so dass sich alle Tiere in Dämonen</text:p>
      <text:p text:style-name="P1">verwandelten. Der Protagonist ist ein Farmer, er kann das leider</text:p>
      <text:p text:style-name="P1">der Menschen und Tiere nicht mehr ertragen und versucht</text:p>
      <text:p text:style-name="P1">deswegen den Fluch aufzulösen, in dem er sich auf ein Abenteuer</text:p>
      <text:p text:style-name="P1">wagt, um die Tiere und das Menschenvolk von der Herrschaft des</text:p>
      <text:p text:style-name="P1">Dämonenkönigs zu befreien. Dies kann er nur erreichen, in dem</text:p>
      <text:p text:style-name="P1">er sich mit den Dämonentieren versöhnt und die zurück</text:p>
      <text:p text:style-name="P1">verwandelt. Dies geschieht mit der Kraft der Liebe</text:p>
      <text:p text:style-name="P1">(Aufmerksamkeit).</text:p>
      <text:p text:style-name="P1">12.</text:p>
      <text:p text:style-name="P1">Hintergrund passend zu Spielumgebung</text:p>
      <text:p text:style-name="P1">13.</text:p>
      <text:p text:style-name="P1">Kollisionsüberprüfung von dem Spieler, Tieren und</text:p>
      <text:p text:style-name="P1">Dämonentieren</text:p>
      <text:p text:style-name="P1">14.</text:p>
      <text:p text:style-name="P1">Der Spieler besitzt Leben, Ausdauer, stärke und ein Inventar</text:p>
      <text:p text:style-name="P1">15.</text:p>
      <text:p text:style-name="P1">Bonus:Namensumbenennung der Tiere, Liste von gezähmten</text:p>
      <text:p text:style-name="P1">Tieren mit einer taste anzeigen lassen</text:p>
      <text:p text:style-name="P1">16.</text:p>
      <text:p text:style-name="P1">Player und Tiere werden als Sprites reingeladen</text:p>
      <text:p text:style-name="P1">17.</text:p>
      <text:p text:style-name="P1">Highscore per Timer wer am schnellst das spiel schafft</text:p>
      <text:p text:style-name="P1">18.</text:p>
      <text:p text:style-name="P1"><text:soft-page-break/>Bonus : Achievement Book (gefunden Tiere farbig,</text:p>
      <text:p text:style-name="P1">unbekannte Tiere schwarz)</text:p>
      <text:p text:style-name="P1">19.</text:p>
      <text:p text:style-name="P1">Bonus : Verschiedene Region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09:49:30.888323314</meta:creation-date>
    <dc:date>2022-05-13T10:02:46.153462013</dc:date>
    <meta:editing-duration>PT3M5S</meta:editing-duration>
    <meta:editing-cycles>1</meta:editing-cycles>
    <meta:document-statistic meta:table-count="0" meta:image-count="0" meta:object-count="0" meta:page-count="2" meta:paragraph-count="56" meta:word-count="326" meta:character-count="2125" meta:non-whitespace-character-count="1855"/>
    <meta:generator>LibreOffice/7.2.6.2$Linux_X86_64 LibreOffice_project/20$Build-2</meta:generator>
  </office:meta>
</office:document-meta>
</file>